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4.008cm" svg:height="7.879cm" svg:x="33.835cm" svg:y="3.743cm">
            <draw:object draw:notify-on-update-of-ranges="Лист1.A2:Лист1.A4 Лист1.K1:Лист1.K1 Лист1.K2:Лист1.K4 Лист1.L1:Лист1.L1 Лист1.L2:Лист1.L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056cm" svg:height="7.517cm" svg:x="0.22cm" svg:y="4.25cm">
            <draw:object draw:notify-on-update-of-ranges="Лист1.A2:Лист1.A6 Лист1.B1:Лист1.B1 Лист1.B2:Лист1.B6 Лист1.C1:Лист1.C1 Лист1.C2:Лист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1.606cm" svg:height="7.411cm" svg:x="9.312cm" svg:y="9.935cm">
            <draw:object draw:notify-on-update-of-ranges="Лист1.D1:Лист1.D1 Лист1.E1:Лист1.E1 Лист1.F1:Лист1.F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1.937cm" svg:height="6.826cm" svg:x="20.325cm" svg:y="3.586cm">
            <draw:object draw:notify-on-update-of-ranges="Лист1.G1:Лист1.G1 Лист1.H1:Лист1.H1 Лист1.I1:Лист1.I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column table:style-name="co7" table:default-cell-style-name="ce2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ArrayList</text:p>
          </table:table-cell>
          <table:table-cell table:style-name="ce1" office:value-type="string" calcext:value-type="string">
            <text:p>LinkedList</text:p>
          </table:table-cell>
          <table:table-cell table:style-name="ce1" office:value-type="string" calcext:value-type="string">
            <text:p>HashSet</text:p>
          </table:table-cell>
          <table:table-cell table:style-name="ce1" office:value-type="string" calcext:value-type="string">
            <text:p>LinkedHashSet</text:p>
          </table:table-cell>
          <table:table-cell table:style-name="ce1" office:value-type="string" calcext:value-type="string">
            <text:p>TreeSet</text:p>
          </table:table-cell>
          <table:table-cell table:style-name="ce1" office:value-type="string" calcext:value-type="string">
            <text:p>HashMap</text:p>
          </table:table-cell>
          <table:table-cell table:style-name="ce1" office:value-type="string" calcext:value-type="string">
            <text:p>LinkedHashMap</text:p>
          </table:table-cell>
          <table:table-cell table:style-name="ce1" office:value-type="string" calcext:value-type="string">
            <text:p>TreeMap</text:p>
          </table:table-cell>
          <table:table-cell/>
          <table:table-cell table:style-name="ce1" office:value-type="string" calcext:value-type="string">
            <text:p>MyLinkedList</text:p>
          </table:table-cell>
          <table:table-cell table:style-name="ce1" office:value-type="string" calcext:value-type="string">
            <text:p>LinkedList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11686" calcext:value-type="float">
            <text:p>11686</text:p>
          </table:table-cell>
          <table:table-cell office:value-type="float" office:value="14244" calcext:value-type="float">
            <text:p>14244</text:p>
          </table:table-cell>
          <table:table-cell office:value-type="float" office:value="8214" calcext:value-type="float">
            <text:p>8214</text:p>
          </table:table-cell>
          <table:table-cell office:value-type="float" office:value="7317" calcext:value-type="float">
            <text:p>7317</text:p>
          </table:table-cell>
          <table:table-cell office:value-type="float" office:value="78300" calcext:value-type="float">
            <text:p>78300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34355" calcext:value-type="float">
            <text:p>34355</text:p>
          </table:table-cell>
          <table:table-cell office:value-type="float" office:value="37344" calcext:value-type="float">
            <text:p>37344</text:p>
          </table:table-cell>
        </table:table-row>
        <table:table-row table:style-name="ro1">
          <table:table-cell office:value-type="string" calcext:value-type="string">
            <text:p>add(element, index)</text:p>
          </table:table-cell>
          <table:table-cell office:value-type="float" office:value="19757" calcext:value-type="float">
            <text:p>19757</text:p>
          </table:table-cell>
          <table:table-cell office:value-type="float" office:value="8907" calcext:value-type="float">
            <text:p>8907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17768" calcext:value-type="float">
            <text:p>17768</text:p>
          </table:table-cell>
          <table:table-cell office:value-type="float" office:value="12846" calcext:value-type="float">
            <text:p>12846</text:p>
          </table:table-cell>
        </table:table-row>
        <table:table-row table:style-name="ro1">
          <table:table-cell office:value-type="string" calcext:value-type="string">
            <text:p>remove(index)</text:p>
          </table:table-cell>
          <table:table-cell office:value-type="float" office:value="8596" calcext:value-type="float">
            <text:p>8596</text:p>
          </table:table-cell>
          <table:table-cell office:value-type="float" office:value="7872" calcext:value-type="float">
            <text:p>7872</text:p>
          </table:table-cell>
          <table:table-cell office:value-type="float" office:value="9975" calcext:value-type="float">
            <text:p>9975</text:p>
          </table:table-cell>
          <table:table-cell office:value-type="float" office:value="3358" calcext:value-type="float">
            <text:p>3358</text:p>
          </table:table-cell>
          <table:table-cell office:value-type="float" office:value="5888" calcext:value-type="float">
            <text:p>5888</text:p>
          </table:table-cell>
          <table:table-cell office:value-type="float" office:value="9620" calcext:value-type="float">
            <text:p>9620</text:p>
          </table:table-cell>
          <table:table-cell office:value-type="float" office:value="5328" calcext:value-type="float">
            <text:p>5328</text:p>
          </table:table-cell>
          <table:table-cell office:value-type="float" office:value="28006" calcext:value-type="float">
            <text:p>28006</text:p>
          </table:table-cell>
          <table:table-cell/>
          <table:table-cell office:value-type="float" office:value="7975" calcext:value-type="float">
            <text:p>7975</text:p>
          </table:table-cell>
          <table:table-cell office:value-type="float" office:value="11397" calcext:value-type="float">
            <text:p>11397</text:p>
          </table:table-cell>
        </table:table-row>
        <table:table-row table:style-name="ro1">
          <table:table-cell office:value-type="string" calcext:value-type="string">
            <text:p>contains(Object o)</text:p>
          </table:table-cell>
          <table:table-cell office:value-type="float" office:value="8397" calcext:value-type="float">
            <text:p>8397</text:p>
          </table:table-cell>
          <table:table-cell office:value-type="float" office:value="2703" calcext:value-type="float">
            <text:p>2703</text:p>
          </table:table-cell>
          <table:table-cell office:value-type="float" office:value="4636" calcext:value-type="float">
            <text:p>4636</text:p>
          </table:table-cell>
          <table:table-cell office:value-type="float" office:value="1359" calcext:value-type="float">
            <text:p>1359</text:p>
          </table:table-cell>
          <table:table-cell office:value-type="float" office:value="3968" calcext:value-type="float">
            <text:p>3968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get(Object o)</text:p>
          </table:table-cell>
          <table:table-cell office:value-type="float" office:value="2584" calcext:value-type="float">
            <text:p>2584</text:p>
          </table:table-cell>
          <table:table-cell office:value-type="float" office:value="1212" calcext:value-type="float">
            <text:p>121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39179" calcext:value-type="float">
            <text:p>439179</text:p>
          </table:table-cell>
          <table:table-cell office:value-type="float" office:value="142752" calcext:value-type="float">
            <text:p>142752</text:p>
          </table:table-cell>
          <table:table-cell office:value-type="float" office:value="219091" calcext:value-type="float">
            <text:p>21909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ut(key, value)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5263" calcext:value-type="float">
            <text:p>25263</text:p>
          </table:table-cell>
          <table:table-cell office:value-type="float" office:value="8320" calcext:value-type="float">
            <text:p>8320</text:p>
          </table:table-cell>
          <table:table-cell office:value-type="float" office:value="135352" calcext:value-type="float">
            <text:p>135352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.00.0000</text:date>, <text:time style:data-style-name="N2" text:time-value="12:52:06.74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12:25:44.992947255</meta:creation-date>
    <dc:date>2022-05-14T12:54:42.716000000</dc:date>
    <meta:editing-duration>PT1H54M59S</meta:editing-duration>
    <meta:editing-cycles>14</meta:editing-cycles>
    <meta:generator>LibreOffice/7.3.3.2$Windows_X86_64 LibreOffice_project/d1d0ea68f081ee2800a922cac8f79445e4603348</meta:generator>
    <meta:document-statistic meta:table-count="1" meta:cell-count="70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57cm" svg:height="7.518cm" xlink:href=".." xlink:type="simple" chart:class="chart:bar" chart:style-name="ch1">
        <chart:title svg:x="5.088cm" svg:y="0.286cm" chart:style-name="ch2">
          <text:p>List</text:p>
        </chart:title>
        <chart:legend chart:legend-position="end" svg:x="8.741cm" svg:y="3.211cm" style:legend-expansion="high" chart:style-name="ch3"/>
        <chart:plot-area chart:style-name="ch4" table:cell-range-address="Лист1.A1:Лист1.C6" chart:data-source-has-labels="both" svg:x="0.221cm" svg:y="1.215cm" svg:width="8.299cm" svg:height="6.153cm">
          <chart:coordinate-region svg:x="3.488cm" svg:y="1.215cm" svg:width="4.89cm" svg:height="4.968cm"/>
          <chart:axis chart:dimension="x" chart:name="primary-x" chart:style-name="ch5" chartooo:axis-type="auto">
            <chartooo:date-scale/>
            <chart:categories table:cell-range-address="Лист1.A2:Лист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6" chart:label-cell-address="Лист1.B1:Лист1.B1" chart:class="chart:bar">
            <chart:data-point chart:repeated="5"/>
          </chart:series>
          <chart:series chart:style-name="ch9" chart:values-cell-range-address="Лист1.C2:Лист1.C6" chart:label-cell-address="Лист1.C1:Лист1.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Лист1.B1:Лист1.B1</svg:desc>
                </draw:g>
              </table:table-cell>
              <table:table-cell office:value-type="string">
                <text:p>LinkedList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6</svg:desc>
                </draw:g>
              </table:table-cell>
              <table:table-cell office:value-type="float" office:value="11686">
                <text:p>11686</text:p>
                <draw:g>
                  <svg:desc>Лист1.B2:Лист1.B6</svg:desc>
                </draw:g>
              </table:table-cell>
              <table:table-cell office:value-type="float" office:value="14244">
                <text:p>14244</text:p>
                <draw:g>
                  <svg:desc>Лист1.C2:Лист1.C6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9757">
                <text:p>19757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8596">
                <text:p>8596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contains(Object o)</text:p>
              </table:table-cell>
              <table:table-cell office:value-type="float" office:value="8397">
                <text:p>8397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get(Object o)</text:p>
              </table:table-cell>
              <table:table-cell office:value-type="float" office:value="2584">
                <text:p>2584</text:p>
              </table:table-cell>
              <table:table-cell office:value-type="float" office:value="1212">
                <text:p>1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07cm" svg:height="7.412cm" xlink:href=".." xlink:type="simple" chart:class="chart:bar" chart:style-name="ch1">
        <chart:title svg:x="5.389cm" svg:y="0.284cm" chart:style-name="ch2">
          <text:p>Set</text:p>
        </chart:title>
        <chart:legend chart:legend-position="end" svg:x="8.524cm" svg:y="2.909cm" style:legend-expansion="high" chart:style-name="ch3"/>
        <chart:plot-area chart:style-name="ch4" table:cell-range-address="Лист1.A2:Лист1.A2 Лист1.A4:Лист1.A5 Лист1.D1:Лист1.F2 Лист1.D4:Лист1.F5" chart:data-source-has-labels="both" svg:x="0.232cm" svg:y="1.211cm" svg:width="8.06cm" svg:height="6.053cm">
          <chart:coordinate-region svg:x="3.288cm" svg:y="1.211cm" svg:width="4.864cm" svg:height="4.737cm"/>
          <chart:axis chart:dimension="x" chart:name="primary-x" chart:style-name="ch5" chartooo:axis-type="auto">
            <chartooo:date-scale/>
            <chart:categories table:cell-range-address="Лист1.A2:Лист1.A2 Лист1.A4:Лист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D2:Лист1.D2 Лист1.D4:Лист1.D5" chart:label-cell-address="Лист1.D1:Лист1.D1" chart:class="chart:bar">
            <chart:data-point chart:repeated="3"/>
          </chart:series>
          <chart:series chart:style-name="ch9" chart:values-cell-range-address="Лист1.E2:Лист1.E2 Лист1.E4:Лист1.E5" chart:label-cell-address="Лист1.E1:Лист1.E1" chart:class="chart:bar">
            <chart:data-point chart:repeated="3"/>
          </chart:series>
          <chart:series chart:style-name="ch10" chart:values-cell-range-address="Лист1.F2:Лист1.F2 Лист1.F4:Лист1.F5" chart:label-cell-address="Лист1.F1:Лист1.F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Set</text:p>
                <draw:g>
                  <svg:desc>Лист1.D1:Лист1.D1</svg:desc>
                </draw:g>
              </table:table-cell>
              <table:table-cell office:value-type="string">
                <text:p>LinkedHashSet</text:p>
                <draw:g>
                  <svg:desc>Лист1.E1:Лист1.E1</svg:desc>
                </draw:g>
              </table:table-cell>
              <table:table-cell office:value-type="string">
                <text:p>TreeSet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2 Лист1.A4:Лист1.A5</svg:desc>
                </draw:g>
              </table:table-cell>
              <table:table-cell office:value-type="float" office:value="8214">
                <text:p>8214</text:p>
                <draw:g>
                  <svg:desc>Лист1.D2:Лист1.D2 Лист1.D4:Лист1.D5</svg:desc>
                </draw:g>
              </table:table-cell>
              <table:table-cell office:value-type="float" office:value="7317">
                <text:p>7317</text:p>
                <draw:g>
                  <svg:desc>Лист1.E2:Лист1.E2 Лист1.E4:Лист1.E5</svg:desc>
                </draw:g>
              </table:table-cell>
              <table:table-cell office:value-type="float" office:value="78300">
                <text:p>78300</text:p>
                <draw:g>
                  <svg:desc>Лист1.F2:Лист1.F2 Лист1.F4:Лист1.F5</svg:desc>
                </draw:g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9975">
                <text:p>9975</text:p>
              </table:table-cell>
              <table:table-cell office:value-type="float" office:value="3358">
                <text:p>3358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contains(Object o)</text:p>
              </table:table-cell>
              <table:table-cell office:value-type="float" office:value="4636">
                <text:p>4636</text:p>
              </table:table-cell>
              <table:table-cell office:value-type="float" office:value="1359">
                <text:p>1359</text:p>
              </table:table-cell>
              <table:table-cell office:value-type="float" office:value="3968">
                <text:p>3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38cm" svg:height="6.827cm" xlink:href=".." xlink:type="simple" chart:class="chart:bar" chart:style-name="ch1">
        <chart:title svg:x="5.462cm" svg:y="0.272cm" chart:style-name="ch2">
          <text:p>Map</text:p>
        </chart:title>
        <chart:legend chart:legend-position="end" svg:x="8.722cm" svg:y="2.616cm" style:legend-expansion="high" chart:style-name="ch3"/>
        <chart:plot-area chart:style-name="ch4" table:cell-range-address="Лист1.A4:Лист1.A4 Лист1.A6:Лист1.A7 Лист1.G1:Лист1.I1 Лист1.G4:Лист1.I4 Лист1.G6:Лист1.I7" chart:data-source-has-labels="both" svg:x="0.238cm" svg:y="1.187cm" svg:width="8.246cm" svg:height="5.504cm">
          <chart:coordinate-region svg:x="2.764cm" svg:y="1.187cm" svg:width="5.58cm" svg:height="4.188cm"/>
          <chart:axis chart:dimension="x" chart:name="primary-x" chart:style-name="ch5" chartooo:axis-type="auto">
            <chartooo:date-scale/>
            <chart:categories table:cell-range-address="Лист1.A4:Лист1.A4 Лист1.A6:Лист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G4:Лист1.G4 Лист1.G6:Лист1.G7" chart:label-cell-address="Лист1.G1:Лист1.G1" chart:class="chart:bar">
            <chart:data-point chart:repeated="3"/>
          </chart:series>
          <chart:series chart:style-name="ch9" chart:values-cell-range-address="Лист1.H4:Лист1.H4 Лист1.H6:Лист1.H7" chart:label-cell-address="Лист1.H1:Лист1.H1" chart:class="chart:bar">
            <chart:data-point chart:repeated="3"/>
          </chart:series>
          <chart:series chart:style-name="ch10" chart:values-cell-range-address="Лист1.I4:Лист1.I4 Лист1.I6:Лист1.I7" chart:label-cell-address="Лист1.I1:Лист1.I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Map</text:p>
                <draw:g>
                  <svg:desc>Лист1.G1:Лист1.G1</svg:desc>
                </draw:g>
              </table:table-cell>
              <table:table-cell office:value-type="string">
                <text:p>LinkedHashMap</text:p>
                <draw:g>
                  <svg:desc>Лист1.H1:Лист1.H1</svg:desc>
                </draw:g>
              </table:table-cell>
              <table:table-cell office:value-type="string">
                <text:p>TreeMap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move(index)</text:p>
                <draw:g>
                  <svg:desc>Лист1.A4:Лист1.A4 Лист1.A6:Лист1.A7</svg:desc>
                </draw:g>
              </table:table-cell>
              <table:table-cell office:value-type="float" office:value="9620">
                <text:p>9620</text:p>
                <draw:g>
                  <svg:desc>Лист1.G4:Лист1.G4 Лист1.G6:Лист1.G7</svg:desc>
                </draw:g>
              </table:table-cell>
              <table:table-cell office:value-type="float" office:value="5328">
                <text:p>5328</text:p>
                <draw:g>
                  <svg:desc>Лист1.H4:Лист1.H4 Лист1.H6:Лист1.H7</svg:desc>
                </draw:g>
              </table:table-cell>
              <table:table-cell office:value-type="float" office:value="28006">
                <text:p>28006</text:p>
                <draw:g>
                  <svg:desc>Лист1.I4:Лист1.I4 Лист1.I6:Лист1.I7</svg:desc>
                </draw:g>
              </table:table-cell>
            </table:table-row>
            <table:table-row>
              <table:table-cell office:value-type="string">
                <text:p>get(Object o)</text:p>
              </table:table-cell>
              <table:table-cell office:value-type="float" office:value="439179">
                <text:p>439179</text:p>
              </table:table-cell>
              <table:table-cell office:value-type="float" office:value="142752">
                <text:p>142752</text:p>
              </table:table-cell>
              <table:table-cell office:value-type="float" office:value="219091">
                <text:p>219091</text:p>
              </table:table-cell>
            </table:table-row>
            <table:table-row>
              <table:table-cell office:value-type="string">
                <text:p>put(key, value)</text:p>
              </table:table-cell>
              <table:table-cell office:value-type="float" office:value="25263">
                <text:p>25263</text:p>
              </table:table-cell>
              <table:table-cell office:value-type="float" office:value="8320">
                <text:p>8320</text:p>
              </table:table-cell>
              <table:table-cell office:value-type="float" office:value="135352">
                <text:p>1353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9cm" svg:height="7.88cm" xlink:href=".." xlink:type="simple" chart:class="chart:bar" chart:style-name="ch1">
        <chart:legend chart:legend-position="end" svg:x="11.217cm" svg:y="3.392cm" style:legend-expansion="high" chart:style-name="ch2"/>
        <chart:plot-area chart:style-name="ch3" table:cell-range-address="Лист1.A2:Лист1.A4 Лист1.K1:Лист1.L4" chart:data-source-has-labels="both" svg:x="0.28cm" svg:y="0.157cm" svg:width="10.657cm" svg:height="7.566cm">
          <chart:coordinate-region svg:x="3.547cm" svg:y="0.157cm" svg:width="6.925cm" svg:height="6.919cm"/>
          <chart:axis chart:dimension="x" chart:name="primary-x" chart:style-name="ch4" chartooo:axis-type="auto">
            <chartooo:date-scale/>
            <chart:categories table:cell-range-address="Лист1.A2:Лист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K2:Лист1.K4" chart:label-cell-address="Лист1.K1:Лист1.K1" chart:class="chart:bar">
            <chart:data-point chart:repeated="3"/>
          </chart:series>
          <chart:series chart:style-name="ch8" chart:values-cell-range-address="Лист1.L2:Лист1.L4" chart:label-cell-address="Лист1.L1:Лист1.L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LinkedList</text:p>
                <draw:g>
                  <svg:desc>Лист1.K1:Лист1.K1</svg:desc>
                </draw:g>
              </table:table-cell>
              <table:table-cell office:value-type="string">
                <text:p>LinkedList</text:p>
                <draw:g>
                  <svg:desc>Лист1.L1:Лист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4</svg:desc>
                </draw:g>
              </table:table-cell>
              <table:table-cell office:value-type="float" office:value="34355">
                <text:p>34355</text:p>
                <draw:g>
                  <svg:desc>Лист1.K2:Лист1.K4</svg:desc>
                </draw:g>
              </table:table-cell>
              <table:table-cell office:value-type="float" office:value="37344">
                <text:p>37344</text:p>
                <draw:g>
                  <svg:desc>Лист1.L2:Лист1.L4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7768">
                <text:p>17768</text:p>
              </table:table-cell>
              <table:table-cell office:value-type="float" office:value="12846">
                <text:p>12846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7975">
                <text:p>7975</text:p>
              </table:table-cell>
              <table:table-cell office:value-type="float" office:value="11397">
                <text:p>113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